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font-name="Verdana1"/>
    </style:style>
    <style:style style:name="T2" style:family="text">
      <style:text-properties style:font-name="Verdana1" fo:font-weight="bold"/>
    </style:style>
    <style:style style:name="T3" style:family="text">
      <style:text-properties style:font-name="Verdana1" style:text-underline-style="solid" style:text-underline-width="auto" style:text-underline-color="font-color"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66" style:font-name="Verdana1"/>
    </style:style>
    <style:style style:name="T6" style:family="text">
      <style:text-properties fo:color="#000066" style:font-name="Verdana1" fo:font-weight="bold"/>
    </style:style>
    <style:style style:name="T7" style:family="text">
      <style:text-properties fo:color="#000066" style:font-name="Verdana1" style:text-underline-style="solid" style:text-underline-width="auto" style:text-underline-color="font-color" fo:font-weight="bold"/>
    </style:style>
    <style:style style:name="T8" style:family="text">
      <style:text-properties style:text-underline-style="solid" style:text-underline-width="auto" style:text-underline-color="font-color" fo:font-weight="bold"/>
    </style:style>
    <style:style style:name="T9" style:family="text">
      <style:text-properties fo:color="#660066" style:font-name="Verdana1"/>
    </style:style>
    <style:style style:name="T10" style:family="text">
      <style:text-properties fo:color="#660066" style:font-name="Verdana1" style:text-underline-style="solid" style:text-underline-width="auto" style:text-underline-color="font-color" fo:font-weight="bold"/>
    </style:style>
    <style:style style:name="T11" style:family="text">
      <style:text-properties fo:color="#000080" style:font-name="Verdan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3">Crockpot Macaroni and Cheese<text:line-break/></text:span><text:span text:style-name="T1"><text:line-break/>2 ½ cups dry whole wheat elbow macaroni<text:line-break/>1 can; 13oz evaporated milk<text:line-break/>1 cup milk<text:line-break/>¼ cup butter, melted<text:line-break/>2 eggs, beat with fork before adding<text:line-break/>4 cups cheddar cheese<text:line-break/>Salt and pepper to taste<text:line-break/><text:line-break/>Begin by cooking the elbow macaroni for until just barely done. I normally cook whole wheat elbows for 11 to 12 minutes and for this recipe I cooked them 8 minutes. Drain and put noodles into crockpot. Add remaining ingredients and stir well. Cook on low for 3 hours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6T17:59:08.21</meta:creation-date>
    <dc:date>2017-05-06T18:19:00.92</dc:date>
    <dc:creator>Crystal Miller</dc:creator>
    <meta:editing-duration>PT1M25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" meta:word-count="89" meta:character-count="483"/>
  </office:meta>
</office:document-meta>
</file>